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ltspeed: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7.196" calcext:value-type="float">
            <text:p>17.196</text:p>
          </table:table-cell>
          <table:table-cell office:value-type="float" office:value="23.73" calcext:value-type="float">
            <text:p>23.73</text:p>
          </table:table-cell>
          <table:table-cell office:value-type="float" office:value="13.888" calcext:value-type="float">
            <text:p>13.888</text:p>
          </table:table-cell>
          <table:table-cell office:value-type="float" office:value="11.533" calcext:value-type="float">
            <text:p>11.533</text:p>
          </table:table-cell>
          <table:table-cell office:value-type="float" office:value="17.189" calcext:value-type="float">
            <text:p>17.189</text:p>
          </table:table-cell>
          <table:table-cell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mm/s</text:p>
          </table:table-cell>
          <table:table-cell table:formula="of:=[.B3]/[.B2]" office:value-type="float" office:value="17.4459176552687" calcext:value-type="float">
            <text:p>17.4459176553</text:p>
          </table:table-cell>
          <table:table-cell table:formula="of:=[.C3]/[.C2]" office:value-type="float" office:value="15.1706700379267" calcext:value-type="float">
            <text:p>15.1706700379</text:p>
          </table:table-cell>
          <table:table-cell table:formula="of:=[.D3]/[.D2]" office:value-type="float" office:value="18.0011520737327" calcext:value-type="float">
            <text:p>18.0011520737</text:p>
          </table:table-cell>
          <table:table-cell table:formula="of:=[.E3]/[.E2]" office:value-type="float" office:value="17.3415416630538" calcext:value-type="float">
            <text:p>17.3415416631</text:p>
          </table:table-cell>
          <table:table-cell table:formula="of:=[.F3]/[.F2]" office:value-type="float" office:value="17.4530222816918" calcext:value-type="float">
            <text:p>17.4530222817</text:p>
          </table:table-cell>
          <table:table-cell table:formula="of:=([.B4]+[.C4]+[.D4]+[.E4]+[.F4])/5" office:value-type="float" office:value="17.0824607423347" calcext:value-type="float">
            <text:p>17.0824607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00/00/00</text:date>, <text:time style:data-style-name="N2" text:time-value="09:24:01.65429481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7:14:01.692750540</meta:creation-date>
    <dc:date>2019-07-11T10:08:06.687246977</dc:date>
    <meta:editing-duration>PT38M7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